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6.00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4.1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Case study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ataset name</text:p>
          </table:table-cell>
          <table:table-cell table:style-name="ce1" office:value-type="string" calcext:value-type="string">
            <text:p>Case Study Title</text:p>
          </table:table-cell>
          <table:table-cell table:style-name="ce1" office:value-type="string" calcext:value-type="string">
            <text:p>Case Study Photo</text:p>
          </table:table-cell>
          <table:table-cell/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al_control</text:p>
          </table:table-cell>
          <table:table-cell office:value-type="string" calcext:value-type="string">
            <text:p>The dial polishing worksho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dental prosthesis Laborato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Correlation Matrix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rfume_experiment</text:p>
          </table:table-cell>
          <table:table-cell office:value-type="string" calcext:value-type="string">
            <text:p>The Perfume destilation experi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Network clustering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he Perfume destilation experi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Linearity</text:p>
          </table:table-cell>
          <table:table-cell/>
          <table:table-cell office:value-type="string" calcext:value-type="string">
            <text:p>juice_bottling</text:p>
          </table:table-cell>
          <table:table-cell office:value-type="string" calcext:value-type="string">
            <text:p>The Juice production pla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True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Preci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Uncertain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One factor two levels</text:p>
          </table:table-cell>
          <table:table-cell/>
          <table:table-cell office:value-type="string" calcext:value-type="string">
            <text:p>pet_deliver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.00.0000</text:date>, <text:time style:data-style-name="N2" text:time-value="09:19:54.476480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21:04:07.262380314</meta:creation-date>
    <dc:date>2021-04-25T13:30:02.681825087</dc:date>
    <meta:editing-duration>PT6H12M32S</meta:editing-duration>
    <meta:editing-cycles>11</meta:editing-cycles>
    <meta:generator>LibreOffice/6.4.7.2$Linux_X86_64 LibreOffice_project/40$Build-2</meta:generator>
    <meta:document-statistic meta:table-count="1" meta:cell-count="43" meta:object-count="0"/>
  </office:meta>
</office:document-meta>
</file>